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302cm"/>
    </style:style>
    <style:style style:name="Table1.B" style:family="table-column">
      <style:table-column-properties style:column-width="2.593cm"/>
    </style:style>
    <style:style style:name="Table1.C" style:family="table-column">
      <style:table-column-properties style:column-width="4.71cm"/>
    </style:style>
    <style:style style:name="Table1.D" style:family="table-column">
      <style:table-column-properties style:column-width="7.40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302cm"/>
    </style:style>
    <style:style style:name="Table2.B" style:family="table-column">
      <style:table-column-properties style:column-width="2.593cm"/>
    </style:style>
    <style:style style:name="Table2.C" style:family="table-column">
      <style:table-column-properties style:column-width="4.71cm"/>
    </style:style>
    <style:style style:name="Table2.D" style:family="table-column">
      <style:table-column-properties style:column-width="7.40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302cm"/>
    </style:style>
    <style:style style:name="Table3.B" style:family="table-column">
      <style:table-column-properties style:column-width="2.593cm"/>
    </style:style>
    <style:style style:name="Table3.C" style:family="table-column">
      <style:table-column-properties style:column-width="4.71cm"/>
    </style:style>
    <style:style style:name="Table3.D" style:family="table-column">
      <style:table-column-properties style:column-width="7.408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5923" officeooo:paragraph-rsid="00105923"/>
    </style:style>
    <style:style style:name="P2" style:family="paragraph" style:parent-style-name="Standard">
      <style:text-properties officeooo:rsid="00105923" officeooo:paragraph-rsid="00107ee0"/>
    </style:style>
    <style:style style:name="P3" style:family="paragraph" style:parent-style-name="Standard">
      <style:text-properties officeooo:rsid="00105923" officeooo:paragraph-rsid="00119d3a"/>
    </style:style>
    <style:style style:name="P4" style:family="paragraph" style:parent-style-name="Standard">
      <style:text-properties officeooo:rsid="00105923" officeooo:paragraph-rsid="001273a8"/>
    </style:style>
    <style:style style:name="P5" style:family="paragraph" style:parent-style-name="Standard">
      <style:text-properties officeooo:rsid="00105923" officeooo:paragraph-rsid="0013b930"/>
    </style:style>
    <style:style style:name="P6" style:family="paragraph" style:parent-style-name="Standard">
      <style:text-properties officeooo:rsid="00105923" officeooo:paragraph-rsid="001596b6"/>
    </style:style>
    <style:style style:name="P7" style:family="paragraph" style:parent-style-name="Standard">
      <style:text-properties officeooo:rsid="00107ee0" officeooo:paragraph-rsid="00107ee0"/>
    </style:style>
    <style:style style:name="P8" style:family="paragraph" style:parent-style-name="Standard">
      <style:text-properties officeooo:rsid="00107ee0" officeooo:paragraph-rsid="001273a8"/>
    </style:style>
    <style:style style:name="P9" style:family="paragraph" style:parent-style-name="Standard">
      <style:text-properties officeooo:rsid="00107ee0" officeooo:paragraph-rsid="001596b6"/>
    </style:style>
    <style:style style:name="P10" style:family="paragraph" style:parent-style-name="Standard">
      <style:text-properties officeooo:rsid="00119d3a" officeooo:paragraph-rsid="00119d3a"/>
    </style:style>
    <style:style style:name="P11" style:family="paragraph" style:parent-style-name="Standard">
      <style:text-properties officeooo:rsid="001273a8" officeooo:paragraph-rsid="001273a8"/>
    </style:style>
    <style:style style:name="P12" style:family="paragraph" style:parent-style-name="Standard">
      <style:text-properties officeooo:rsid="0013b930" officeooo:paragraph-rsid="0013b930"/>
    </style:style>
    <style:style style:name="P13" style:family="paragraph" style:parent-style-name="Standard">
      <style:text-properties officeooo:rsid="0013b930" officeooo:paragraph-rsid="001596b6"/>
    </style:style>
    <style:style style:name="P14" style:family="paragraph" style:parent-style-name="Standard">
      <style:text-properties officeooo:rsid="001596b6" officeooo:paragraph-rsid="001596b6"/>
    </style:style>
    <style:style style:name="P15" style:family="paragraph" style:parent-style-name="Standard">
      <style:text-properties officeooo:rsid="0016b338" officeooo:paragraph-rsid="0016b338"/>
    </style:style>
    <style:style style:name="P16" style:family="paragraph" style:parent-style-name="Standard">
      <style:text-properties officeooo:rsid="001858a4" officeooo:paragraph-rsid="001858a4"/>
    </style:style>
    <style:style style:name="P17" style:family="paragraph" style:parent-style-name="Standard">
      <style:text-properties officeooo:rsid="00197b68" officeooo:paragraph-rsid="00197b68"/>
    </style:style>
    <style:style style:name="P18" style:family="paragraph" style:parent-style-name="Standard">
      <style:text-properties fo:font-weight="bold" officeooo:rsid="00105923" officeooo:paragraph-rsid="00105923" style:font-weight-asian="bold" style:font-weight-complex="bold"/>
    </style:style>
    <style:style style:name="P19" style:family="paragraph" style:parent-style-name="Standard">
      <style:text-properties officeooo:rsid="001bfa76" officeooo:paragraph-rsid="001bfa76"/>
    </style:style>
    <style:style style:name="P20" style:family="paragraph" style:parent-style-name="Table_20_Contents">
      <style:text-properties officeooo:rsid="00107ee0" officeooo:paragraph-rsid="00107ee0"/>
    </style:style>
    <style:style style:name="P21" style:family="paragraph" style:parent-style-name="Table_20_Contents">
      <style:text-properties officeooo:rsid="00119d3a" officeooo:paragraph-rsid="00119d3a"/>
    </style:style>
    <style:style style:name="P22" style:family="paragraph" style:parent-style-name="Table_20_Contents">
      <style:text-properties officeooo:rsid="001273a8" officeooo:paragraph-rsid="001273a8"/>
    </style:style>
    <style:style style:name="P23" style:family="paragraph" style:parent-style-name="Table_20_Contents">
      <style:text-properties officeooo:rsid="0013b930" officeooo:paragraph-rsid="0013b930"/>
    </style:style>
    <style:style style:name="P24" style:family="paragraph" style:parent-style-name="Table_20_Contents">
      <style:text-properties officeooo:rsid="001596b6" officeooo:paragraph-rsid="001596b6"/>
    </style:style>
    <style:style style:name="T1" style:family="text">
      <style:text-properties officeooo:rsid="00105923"/>
    </style:style>
    <style:style style:name="T2" style:family="text">
      <style:text-properties officeooo:rsid="001273a8"/>
    </style:style>
    <style:style style:name="T3" style:family="text">
      <style:text-properties officeooo:rsid="0013b930"/>
    </style:style>
    <style:style style:name="T4" style:family="text">
      <style:text-properties officeooo:rsid="001596b6"/>
    </style:style>
    <style:style style:name="T5" style:family="text">
      <style:text-properties officeooo:rsid="001a23f8"/>
    </style:style>
    <style:style style:name="T6" style:family="text">
      <style:text-properties officeooo:rsid="001bfa76"/>
    </style:style>
    <style:style style:name="T7" style:family="text">
      <style:text-properties officeooo:rsid="001d8f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hips Description</text:p>
      <text:p text:style-name="P18"/>
      <text:p text:style-name="P1">Example of one key:value combination (see README.RST in this directory):</text:p>
      <text:p text:style-name="P1"/>
      <text:p text:style-name="P1">"B1F": {"notes": "BraE1-ABQZYXTw12F", "locn": [0, 942, 63], "formation": "GBatRon2", "turn_points": [], "dsgnspd": 24, "currspd": 21, "shipsize": "XZ", "belt": 13, "deck": 3.5, "main": {"targ": "RB7", "calibre": "LM", "fore": 4, "mid": 12, "aft": 4, "range": 0, "rangeband": "Bynd", "arc": 0, "xingt": 0, "time": 0, "straddle": 0}, "firedat": -5, "blocksize": 24, "currblock": 0, "blockfill": 0},</text:p>
      <text:p text:style-name="P1"/>
      <text:p text:style-name="P1">I have chosen to use a code for the key, rather than an actual ships name, because in the Fictional Fleets version of the game there are a total of 68 copies of HMS Acorn to cover all of the individual fleets (the Fictional Ships version of the game has double this number), and there were never that many ships in the class. <text:s/>You could use each real name and add a number, eg Acorn1, Acorn2…, but I felt the code was a simpler method.</text:p>
      <text:p text:style-name="P1"/>
      <text:p text:style-name="P1">The code structure is- an optional colour code for the Nation (Neutrals will always be R for Red), the Build Battle code should add a colour code to the Player fleet with the suggested one being G for Green, but other colours such as B for Blue, Y for Yellow, W for white, or maybe O for Orange (easily confused with a zero) <text:span text:style-name="T5">are possible if multiple Nation’s fleets are involved in a single Battle</text:span>. <text:s/>If the graphical view of the battle is ever completed it is planned to use a light grey background and the ship markers will be the specified colour. <text:s/>The ships, formations and fleets for the Neutrals have already got the R as the first character of the code. <text:s/>In the SlowABC sub-directory, the ships, formations and fleets have no proceeding letter but in the Battle files the letter G has been added to all entries.</text:p>
      <text:p text:style-name="P1"/>
      <text:p text:style-name="P1">The next item in the code is a letter to indicate the type of ship:</text:p>
      <text:p text:style-name="P1">B for a Battlewagon (either a Battleship or a Battlecruiser)</text:p>
      <text:p text:style-name="P1">C for a Cruiser of any sort <text:span text:style-name="T5">(note Pocket Battleships are classified as Cruisers, but Mini-ships would still be B for a BBM or BCM)</text:span></text:p>
      <text:p text:style-name="P1">D for a Destroyer of any sort</text:p>
      <text:p text:style-name="P1">S for a Submarine</text:p>
      <text:p text:style-name="P1">V for a Carrier</text:p>
      <text:p text:style-name="P1">M for a Merchantman</text:p>
      <text:p text:style-name="P7">Note I inadvertently used Cr instead of C for the Cruisers in the SlowABC Nation <text:span text:style-name="T5">Battle file </text:span>– yet another edit to make.</text:p>
      <text:p text:style-name="P7">Note also that because there are so many Destroyers in a Nation, I added a letter indicating the size of the Destroyer after the D, eg DH for Heavy, DS for Standard, DM for Medium and DL for Light as in my rules. <text:s/>You could also use DF for Fleet (DH or DS) or DD for lighter.</text:p>
      <text:p text:style-name="P1"/>
      <text:p text:style-name="P1">The next item in the code is a number starting from 1 and upwards depending on how many ships there are of that type. <text:s/>I had intended to start with B1 being the oldest battleship but in the SlowABC sub-directory forgot the old mothballed battleships so assigned them a letter of O for Old and a separate list of numbers from 1 being the oldest. <text:s/>I will attempt to remember to renumber the whole fleet without the O option, but have grown used to the numbers for each ship now and would prefer to keep them as they are while I am testing the code. <text:s/>I believe the Cruiser numbers correctly start with the four oldest Armoured Cruisers being C1 to C4.</text:p>
      <text:p text:style-name="P1"/>
      <text:p text:style-name="P7">Finally is a letter F to indicate that the ship is a squadron Flagship – the Fleet Flagship would be marked FF.</text:p>
      <text:p text:style-name="P7"/>
      <text:p text:style-name="P7"><text:soft-page-break/>The values in the dictionary following the key are currently as the table below (note this will change as extra code is added). <text:s/>The order is not important but I have kept it the same for each value to make it easier to hand edit the files outside the programme.</text:p>
      <table:table table:name="Table1" table:style-name="Table1">
        <table:table-column table:style-name="Table1.A"/>
        <table:table-column table:style-name="Table1.B"/>
        <table:table-column table:style-name="Table1.C"/>
        <table:table-column table:style-name="Table1.D"/>
        <table:table-row table:style-name="TableLine1549768157280">
          <table:table-cell table:style-name="Table1.A1" office:value-type="string">
            <text:p text:style-name="P20">Name</text:p>
          </table:table-cell>
          <table:table-cell table:style-name="Table1.A1" office:value-type="string">
            <text:p text:style-name="P20">Type</text:p>
          </table:table-cell>
          <table:table-cell table:style-name="Table1.A1" office:value-type="string">
            <text:p text:style-name="P20">Example</text:p>
          </table:table-cell>
          <table:table-cell table:style-name="Table1.D1" office:value-type="string">
            <text:p text:style-name="P20">Description</text:p>
          </table:table-cell>
        </table:table-row>
        <table:table-row table:style-name="TableLine1549768157280">
          <table:table-cell table:style-name="Table1.A2" office:value-type="string">
            <text:p text:style-name="P2">notes</text:p>
          </table:table-cell>
          <table:table-cell table:style-name="Table1.A2" office:value-type="string">
            <text:p text:style-name="P21">string</text:p>
          </table:table-cell>
          <table:table-cell table:style-name="Table1.A2" office:value-type="string">
            <text:p text:style-name="P2">BraE1-ABQZYXTw12F</text:p>
          </table:table-cell>
          <table:table-cell table:style-name="Table1.D2" office:value-type="string">
            <text:p text:style-name="P21">Any note the player wishes to add, in this example it is the class name, a description of the ship HMS Agincourt <text:span text:style-name="T5">as modified for 1940.</text:span></text:p>
          </table:table-cell>
        </table:table-row>
        <table:table-row table:style-name="TableLine1549768157280">
          <table:table-cell table:style-name="Table1.A2" office:value-type="string">
            <text:p text:style-name="P3">locn</text:p>
          </table:table-cell>
          <table:table-cell table:style-name="Table1.A2" office:value-type="string">
            <text:p text:style-name="P21">Tuple</text:p>
          </table:table-cell>
          <table:table-cell table:style-name="Table1.A2" office:value-type="string">
            <text:p text:style-name="P3">[0, 942, 63]</text:p>
          </table:table-cell>
          <table:table-cell table:style-name="Table1.D2" office:value-type="string">
            <text:p text:style-name="P21">The location of the ship in the format [facing, x, y] where facing is 0 for North, 1 for NE, 2 for East, etc to 7 for NW. This could be the location relating to the origin of the Battle or the origin of the Iris. <text:s/>If the ship moves to another iris this information will have to be stored too (not yet considered XXXX)</text:p>
          </table:table-cell>
        </table:table-row>
        <table:table-row table:style-name="TableLine1549768157280">
          <table:table-cell table:style-name="Table1.A2" office:value-type="string">
            <text:p text:style-name="P3">formation</text:p>
          </table:table-cell>
          <table:table-cell table:style-name="Table1.A2" office:value-type="string">
            <text:p text:style-name="P21">String</text:p>
          </table:table-cell>
          <table:table-cell table:style-name="Table1.A2" office:value-type="string">
            <text:p text:style-name="P3">GBatRon2</text:p>
          </table:table-cell>
          <table:table-cell table:style-name="Table1.D2" office:value-type="string">
            <text:p text:style-name="P21">The formation that contains the ship which is described in the formations.json file. <text:s/>Used to show ships not yet assigned – <text:span text:style-name="T5">they will be assigned to a port instead.</text:span></text:p>
          </table:table-cell>
        </table:table-row>
        <table:table-row table:style-name="TableLine1549768157280">
          <table:table-cell table:style-name="Table1.A2" office:value-type="string">
            <text:p text:style-name="P3">turn_points</text:p>
          </table:table-cell>
          <table:table-cell table:style-name="Table1.A2" office:value-type="string">
            <text:p text:style-name="P21">List of tuples</text:p>
          </table:table-cell>
          <table:table-cell table:style-name="Table1.A2" office:value-type="string">
            <text:p text:style-name="P10">[] or [<text:span text:style-name="T1">[0, 942, </text:span>70<text:span text:style-name="T1">]</text:span>]</text:p>
          </table:table-cell>
          <table:table-cell table:style-name="Table1.D2" office:value-type="string">
            <text:p text:style-name="P21">A list of locations where this ship will next turn – each point must be on the ships current path. <text:s/><text:span text:style-name="T5">The Facing shows what angle they will turn on to at that point.</text:span></text:p>
          </table:table-cell>
        </table:table-row>
        <table:table-row table:style-name="TableLine1549768157280">
          <table:table-cell table:style-name="Table1.A2" office:value-type="string">
            <text:p text:style-name="P3">dsgnspd</text:p>
          </table:table-cell>
          <table:table-cell table:style-name="Table1.A2" office:value-type="string">
            <text:p text:style-name="P21">Integer</text:p>
          </table:table-cell>
          <table:table-cell table:style-name="Table1.A2" office:value-type="string">
            <text:p text:style-name="P3">24</text:p>
          </table:table-cell>
          <table:table-cell table:style-name="Table1.D2" office:value-type="string">
            <text:p text:style-name="P21">The ship’s Design Speed in Knots rounded to the nearest 3 Knots</text:p>
          </table:table-cell>
        </table:table-row>
        <table:table-row table:style-name="TableLine1549768157280">
          <table:table-cell table:style-name="Table1.A2" office:value-type="string">
            <text:p text:style-name="P3">currspd</text:p>
          </table:table-cell>
          <table:table-cell table:style-name="Table1.A2" office:value-type="string">
            <text:p text:style-name="P21">Integer</text:p>
          </table:table-cell>
          <table:table-cell table:style-name="Table1.A2" office:value-type="string">
            <text:p text:style-name="P10">21</text:p>
          </table:table-cell>
          <table:table-cell table:style-name="Table1.D2" office:value-type="string">
            <text:p text:style-name="P21">The ship’s Current Speed in Knots rounded to the nearest 3 Knots</text:p>
          </table:table-cell>
        </table:table-row>
        <table:table-row table:style-name="TableLine1549768157280">
          <table:table-cell table:style-name="Table1.A2" office:value-type="string">
            <text:p text:style-name="P3">shipsize</text:p>
          </table:table-cell>
          <table:table-cell table:style-name="Table1.A2" office:value-type="string">
            <text:p text:style-name="P21">String</text:p>
          </table:table-cell>
          <table:table-cell table:style-name="Table1.A2" office:value-type="string">
            <text:p text:style-name="P10">XZ</text:p>
          </table:table-cell>
          <table:table-cell table:style-name="Table1.D2" office:value-type="string">
            <text:p text:style-name="P21">The ships size based on the sizes in the rules (XZ is a standard Battlewagon)</text:p>
          </table:table-cell>
        </table:table-row>
        <table:table-row table:style-name="TableLine1549768157280">
          <table:table-cell table:style-name="Table1.A2" office:value-type="string">
            <text:p text:style-name="P3">belt</text:p>
          </table:table-cell>
          <table:table-cell table:style-name="Table1.A2" office:value-type="string">
            <text:p text:style-name="P21">Real</text:p>
          </table:table-cell>
          <table:table-cell table:style-name="Table1.A2" office:value-type="string">
            <text:p text:style-name="P10">13</text:p>
          </table:table-cell>
          <table:table-cell table:style-name="Table1.D2" office:value-type="string">
            <text:p text:style-name="P21">The maximum thickness of the ship’s belt in inches rounded to the nearest quarter inch.</text:p>
          </table:table-cell>
        </table:table-row>
        <table:table-row table:style-name="TableLine1549768157280">
          <table:table-cell table:style-name="Table1.A2" office:value-type="string">
            <text:p text:style-name="P3">deck</text:p>
          </table:table-cell>
          <table:table-cell table:style-name="Table1.A2" office:value-type="string">
            <text:p text:style-name="P22">Real</text:p>
          </table:table-cell>
          <table:table-cell table:style-name="Table1.A2" office:value-type="string">
            <text:p text:style-name="P4">3.5</text:p>
          </table:table-cell>
          <table:table-cell table:style-name="Table1.D2" office:value-type="string">
            <text:p text:style-name="P22">The maximum thickness of the ship’s deck in inches rounded to the nearest quarter inch</text:p>
          </table:table-cell>
        </table:table-row>
      </table:table>
      <text:p text:style-name="P7"/>
      <text:p text:style-name="P11">Next there is another dictionary, storing information about the largest guns on the ship, ultimately there will be other dictionaries for the secondary guns (scnd), the tertiary guns (tert), any torpedoes (torp) and somewhere for light AA guns. <text:s/>The first three additional dictionaries will follow the same format as “main” but the light AA guns (AAA) will probably be different, it may just be a list <text:span text:style-name="T5">of tuples [calibre,fore,mid,aft]</text:span>. <text:s/>The format of “main” is:</text:p>
      <text:p text:style-name="P11"/>
      <table:table table:name="Table2" table:style-name="Table2">
        <table:table-column table:style-name="Table2.A"/>
        <table:table-column table:style-name="Table2.B"/>
        <table:table-column table:style-name="Table2.C"/>
        <table:table-column table:style-name="Table2.D"/>
        <table:table-row table:style-name="TableLine1549860532304">
          <table:table-cell table:style-name="Table2.A1" office:value-type="string">
            <text:p text:style-name="P4">targ</text:p>
          </table:table-cell>
          <table:table-cell table:style-name="Table2.A1" office:value-type="string">
            <text:p text:style-name="P22">String</text:p>
          </table:table-cell>
          <table:table-cell table:style-name="Table2.A1" office:value-type="string">
            <text:p text:style-name="P4"><text:span text:style-name="T2">RB7</text:span></text:p>
          </table:table-cell>
          <table:table-cell table:style-name="Table2.D1" office:value-type="string">
            <text:p text:style-name="P22">The target of these guns, which might not of course be in range, and there might be no target specified for a lot of reasons.</text:p>
          </table:table-cell>
        </table:table-row>
        <text:soft-page-break/>
        <table:table-row table:style-name="TableLine1549860532304">
          <table:table-cell table:style-name="Table2.A2" office:value-type="string">
            <text:p text:style-name="P4">calibre</text:p>
          </table:table-cell>
          <table:table-cell table:style-name="Table2.A2" office:value-type="string">
            <text:p text:style-name="P22">String</text:p>
          </table:table-cell>
          <table:table-cell table:style-name="Table2.A2" office:value-type="string">
            <text:p text:style-name="P11">LM</text:p>
          </table:table-cell>
          <table:table-cell table:style-name="Table2.D2" office:value-type="string">
            <text:p text:style-name="P22">The rules designation for this type of gun (LM is an 11” or 12” gun.</text:p>
          </table:table-cell>
        </table:table-row>
        <table:table-row table:style-name="TableLine1549860532304">
          <table:table-cell table:style-name="Table2.A2" office:value-type="string">
            <text:p text:style-name="P4">fore</text:p>
          </table:table-cell>
          <table:table-cell table:style-name="Table2.A2" office:value-type="string">
            <text:p text:style-name="P22">Integer</text:p>
          </table:table-cell>
          <table:table-cell table:style-name="Table2.A2" office:value-type="string">
            <text:p text:style-name="P11">4</text:p>
          </table:table-cell>
          <table:table-cell table:style-name="Table2.D2" office:value-type="string">
            <text:p text:style-name="P22">The number of that type of guns that can fire in the forward arc – from 45 degrees to port round to 45 degrees to starboard</text:p>
          </table:table-cell>
        </table:table-row>
        <table:table-row table:style-name="TableLine1549860532304">
          <table:table-cell table:style-name="Table2.A2" office:value-type="string">
            <text:p text:style-name="P4">mid</text:p>
          </table:table-cell>
          <table:table-cell table:style-name="Table2.A2" office:value-type="string">
            <text:p text:style-name="P22">Integer</text:p>
          </table:table-cell>
          <table:table-cell table:style-name="Table2.A2" office:value-type="string">
            <text:p text:style-name="P11">12</text:p>
          </table:table-cell>
          <table:table-cell table:style-name="Table2.D2" office:value-type="string">
            <text:p text:style-name="P22">The number of that type of guns that can fire in either the starboard or port arcs from 45 degrees to starboard to 135 degrees to starboard mirrored on the port side.</text:p>
          </table:table-cell>
        </table:table-row>
        <table:table-row table:style-name="TableLine1549860532304">
          <table:table-cell table:style-name="Table2.A2" office:value-type="string">
            <text:p text:style-name="P11"><text:span text:style-name="T3">a</text:span>ft</text:p>
          </table:table-cell>
          <table:table-cell table:style-name="Table2.A2" office:value-type="string">
            <text:p text:style-name="P22">Integer</text:p>
          </table:table-cell>
          <table:table-cell table:style-name="Table2.A2" office:value-type="string">
            <text:p text:style-name="P11">4</text:p>
          </table:table-cell>
          <table:table-cell table:style-name="Table2.D2" office:value-type="string">
            <text:p text:style-name="P22">The number that type of guns that can fire in the aft arc – from 135 degrees to starboard clockwise round to 135 degrees to port</text:p>
          </table:table-cell>
        </table:table-row>
        <table:table-row table:style-name="TableLine1549860532304">
          <table:table-cell table:style-name="Table2.A2" office:value-type="string">
            <text:p text:style-name="P4">range</text:p>
          </table:table-cell>
          <table:table-cell table:style-name="Table2.A2" office:value-type="string">
            <text:p text:style-name="P22">Integer</text:p>
          </table:table-cell>
          <table:table-cell table:style-name="Table2.A2" office:value-type="string">
            <text:p text:style-name="P11">251</text:p>
          </table:table-cell>
          <table:table-cell table:style-name="Table2.D2" office:value-type="string">
            <text:p text:style-name="P22">The number of centimetres <text:span text:style-name="T3">between the bow of the firer and the bow of the target</text:span></text:p>
          </table:table-cell>
        </table:table-row>
        <table:table-row table:style-name="TableLine1549860532304">
          <table:table-cell table:style-name="Table2.A2" office:value-type="string">
            <text:p text:style-name="P5">rangeband</text:p>
          </table:table-cell>
          <table:table-cell table:style-name="Table2.A2" office:value-type="string">
            <text:p text:style-name="P23">One of</text:p>
          </table:table-cell>
          <table:table-cell table:style-name="Table2.A2" office:value-type="string">
            <text:p text:style-name="P5">Bynd</text:p>
          </table:table-cell>
          <table:table-cell table:style-name="Table2.D2" office:value-type="string">
            <text:p text:style-name="P23">The rangeband to the target, one of Point Blank, Close, M<text:span text:style-name="T6">i</text:span>d, Long, Extreme or Bynd if the target is beyond the range that they can be fired at.</text:p>
          </table:table-cell>
        </table:table-row>
        <table:table-row table:style-name="TableLine1549860532304">
          <table:table-cell table:style-name="Table2.A2" office:value-type="string">
            <text:p text:style-name="P12">arc</text:p>
          </table:table-cell>
          <table:table-cell table:style-name="Table2.A2" office:value-type="string">
            <text:p text:style-name="P23">Degrees</text:p>
          </table:table-cell>
          <table:table-cell table:style-name="Table2.A2" office:value-type="string">
            <text:p text:style-name="P12">12.5</text:p>
          </table:table-cell>
          <table:table-cell table:style-name="Table2.D2" office:value-type="string">
            <text:p text:style-name="P23">The angle that the bow of the target is relative to the direction that the firer is moving in – this determines whether the guns firing are in the fore, mid or aft arc</text:p>
          </table:table-cell>
        </table:table-row>
        <table:table-row table:style-name="TableLine1549860532304">
          <table:table-cell table:style-name="Table2.A2" office:value-type="string">
            <text:p text:style-name="P5">xingt</text:p>
          </table:table-cell>
          <table:table-cell table:style-name="Table2.A2" office:value-type="string">
            <text:p text:style-name="P23">Degrees</text:p>
          </table:table-cell>
          <table:table-cell table:style-name="Table2.A2" office:value-type="string">
            <text:p text:style-name="P12">2.5</text:p>
          </table:table-cell>
          <table:table-cell table:style-name="Table2.D2" office:value-type="string">
            <text:p text:style-name="P23">The angle that the firer is at relative to the direction that the target is moving – this determines whether the target is long and thin to the firer or short and wide. <text:s/>The former gives a bonus to the firer as it is easier to hit a long and thin target.</text:p>
          </table:table-cell>
        </table:table-row>
        <table:table-row table:style-name="TableLine1549860532304">
          <table:table-cell table:style-name="Table2.A2" office:value-type="string">
            <text:p text:style-name="P12">time</text:p>
          </table:table-cell>
          <table:table-cell table:style-name="Table2.A2" office:value-type="string">
            <text:p text:style-name="P23">integer</text:p>
          </table:table-cell>
          <table:table-cell table:style-name="Table2.A2" office:value-type="string">
            <text:p text:style-name="P12">5</text:p>
          </table:table-cell>
          <table:table-cell table:style-name="Table2.D2" office:value-type="string">
            <text:p text:style-name="P23">The number of uninterrupted moves that the firer has fired on the target – with more firing on the target, the ranging can be improved giving a better chance of hitting the target.</text:p>
          </table:table-cell>
        </table:table-row>
        <table:table-row table:style-name="TableLine1549860532304">
          <table:table-cell table:style-name="Table2.A2" office:value-type="string">
            <text:p text:style-name="P5">straddle</text:p>
          </table:table-cell>
          <table:table-cell table:style-name="Table2.A2" office:value-type="string">
            <text:p text:style-name="P23">0 or -5</text:p>
          </table:table-cell>
          <table:table-cell table:style-name="Table2.A2" office:value-type="string">
            <text:p text:style-name="P12">0</text:p>
          </table:table-cell>
          <table:table-cell table:style-name="Table2.D2" office:value-type="string">
            <text:p text:style-name="P23">Indicates that the firer straddled the target on the last move, 0 means that it didn’t -5 means that it did (this reduces the target number that the firer needs to roll to get a hit). <text:s/></text:p>
          </table:table-cell>
        </table:table-row>
      </table:table>
      <text:p text:style-name="P8"/>
      <text:p text:style-name="P19"><text:span text:style-name="T3">Straddle means some shots fell short and some went over the target whether the target was hit or not – all hits </text:span>on the target <text:span text:style-name="T3">are assumed to be a straddle.</text:span></text:p>
      <text:p text:style-name="P19"/>
      <text:p text:style-name="P19">Obtaining a Straddle indicates that the ranging of the firer is improving, making it more likely that they will achieve a hit or another straddle on the next move. <text:s/>Who-betide any target if their opponent gets a straddle on them before they achieve the same result.</text:p>
      <text:p text:style-name="P19"/>
      <text:p text:style-name="P14"><text:soft-page-break/>There are a few more items that relate to the ship that fall logically after the gun information but could be moved before it if desired, it should make no difference to the programme.</text:p>
      <text:p text:style-name="P14"/>
      <table:table table:name="Table3" table:style-name="Table3">
        <table:table-column table:style-name="Table3.A"/>
        <table:table-column table:style-name="Table3.B"/>
        <table:table-column table:style-name="Table3.C"/>
        <table:table-column table:style-name="Table3.D"/>
        <table:table-row table:style-name="TableLine1549860528224">
          <table:table-cell table:style-name="Table3.A1" office:value-type="string">
            <text:p text:style-name="P6">firedat</text:p>
          </table:table-cell>
          <table:table-cell table:style-name="Table3.A1" office:value-type="string">
            <text:p text:style-name="P24">0 or -5</text:p>
          </table:table-cell>
          <table:table-cell table:style-name="Table3.A1" office:value-type="string">
            <text:p text:style-name="P13">-<text:span text:style-name="T4">5</text:span></text:p>
          </table:table-cell>
          <table:table-cell table:style-name="Table3.D1" office:value-type="string">
            <text:p text:style-name="P24">Indicates whether the firer was themselves fired at in the last move by a similar sized weapon to their main gun, 0 indicates that they were and -5 that they weren’t. <text:s/>This is again added to the target number (TN) to determine how hard it is to hit the target – it is harder to see the enemy when large calibre shells are falling around you. <text:s/><text:span text:style-name="T6">I would assume that shells of 9.2” would affect a Battlewagon and ships of 4.5 would affect a Cruiser.</text:span></text:p>
          </table:table-cell>
        </table:table-row>
        <table:table-row table:style-name="TableLine1549860528224">
          <table:table-cell table:style-name="Table3.A2" office:value-type="string">
            <text:p text:style-name="P6">blocksize</text:p>
          </table:table-cell>
          <table:table-cell table:style-name="Table3.A2" office:value-type="string">
            <text:p text:style-name="P24">integer</text:p>
          </table:table-cell>
          <table:table-cell table:style-name="Table3.A2" office:value-type="string">
            <text:p text:style-name="P6">24</text:p>
          </table:table-cell>
          <table:table-cell table:style-name="Table3.D2" office:value-type="string">
            <text:p text:style-name="P24">Ships take damage into a set of blocks running from 0 to 8, this is the size of the block and varies depending on the type and size (or age) of the ship.</text:p>
          </table:table-cell>
        </table:table-row>
        <table:table-row table:style-name="TableLine1549860528224">
          <table:table-cell table:style-name="Table3.A2" office:value-type="string">
            <text:p text:style-name="P6">currblock</text:p>
          </table:table-cell>
          <table:table-cell table:style-name="Table3.A2" office:value-type="string">
            <text:p text:style-name="P24">integer</text:p>
          </table:table-cell>
          <table:table-cell table:style-name="Table3.A2" office:value-type="string">
            <text:p text:style-name="P14">0</text:p>
          </table:table-cell>
          <table:table-cell table:style-name="Table3.D2" office:value-type="string">
            <text:p text:style-name="P24">The current damage block that is being filled, once a single point of damage has been placed in a block the effects of that block take place. <text:s/>When block 7 has one point in it the ship is dead in the water, ie cannot move, when block 8 has one point in it the ship is sunk or blown up. <text:s/>Each damage block (apart form zero) slows the ship and makes it more difficult for that ship to hit their target.</text:p>
          </table:table-cell>
        </table:table-row>
        <table:table-row table:style-name="TableLine1549860528224">
          <table:table-cell table:style-name="Table3.A2" office:value-type="string">
            <text:p text:style-name="P6">blockfill</text:p>
          </table:table-cell>
          <table:table-cell table:style-name="Table3.A2" office:value-type="string">
            <text:p text:style-name="P24">integer</text:p>
          </table:table-cell>
          <table:table-cell table:style-name="Table3.A2" office:value-type="string">
            <text:p text:style-name="P14">0</text:p>
          </table:table-cell>
          <table:table-cell table:style-name="Table3.D2" office:value-type="string">
            <text:p text:style-name="P24">The amount of damage currently in the currblock. <text:s/>When the block is full (ie reached blocksize, currblock is incremented and blockfill set to zero. <text:s/>The next blocks effects <text:span text:style-name="T6">d</text:span>o not take place until at least one further point of damage is received.</text:p>
          </table:table-cell>
        </table:table-row>
      </table:table>
      <text:p text:style-name="P9"/>
      <text:p text:style-name="P15">As an example of a ship with a blocksize of 24, if the currblock is 2 and blockfill is 6 when it receives damage equal to 20 points then currblock goes to 3 and blockfill goes to 2 doing enough damage that the effects of block 3 are taken into account.</text:p>
      <text:p text:style-name="P15"/>
      <text:p text:style-name="P16">For those of you who are familiar with HMS Agincourt and are confused by the description above, this version <text:span text:style-name="T7">is a self designed </text:span>ship <text:span text:style-name="T7">based on HMS Agincourt, with better armour, that </text:span>has had the R turret twin 12” mount removed in the EIT period and replaced by three twin 4”AA mounts as well as having the ship cut in half, the engines replaced by more powerful ones <text:span text:style-name="T7">(24 knot speed instead of 21) </text:span>and an extra 1” of plating on the deck. <text:s/>This is one of the options available in the rules for all ships with a Q or R centreline mount. <text:s/>The EIT period runs from the Washington Treaty to late 1928 if you read the rules. <text:s/>A similar change was made by many of the Nations, especially the Italian and Japanese Navy though the latter didn’t remove any turrets to increase the speed.</text:p>
      <text:p text:style-name="P16"/>
      <text:p text:style-name="P16"><text:soft-page-break/>XXXX is the upgrade of the 12” guns to 12.7” option available to the South American consortium (ABC) – I might have missed a trick! <text:s/>12x12.7” is definitely better than 14x12” <text:span text:style-name="T7">as the 12.7” gun is rated the same as a 14” gun</text:span>.</text:p>
      <text:p text:style-name="P16"/>
      <text:p text:style-name="P17">I could also have removed both Q and R turrets and added 2” of deck armour instead of 1” and adding a total of six twin 4”AA which might make an even better ship with 12.7” guns though I think I prefer 12 guns to 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3T16:49:17.246000000</meta:creation-date>
    <dc:date>2021-07-03T18:37:11.283000000</dc:date>
    <meta:editing-duration>PT15M24S</meta:editing-duration>
    <meta:editing-cycles>4</meta:editing-cycles>
    <meta:generator>LibreOffice/7.1.3.2$Windows_X86_64 LibreOffice_project/47f78053abe362b9384784d31a6e56f8511eb1c1</meta:generator>
    <meta:document-statistic meta:table-count="3" meta:image-count="0" meta:object-count="0" meta:page-count="5" meta:paragraph-count="125" meta:word-count="1976" meta:character-count="10473" meta:non-whitespace-character-count="8582"/>
  </office:meta>
</office:document-meta>
</file>